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85pt"/>
    </style:style>
    <style:style style:name="co2" style:family="table-column">
      <style:table-column-properties fo:break-before="auto" style:column-width="47.76pt"/>
    </style:style>
    <style:style style:name="co3" style:family="table-column">
      <style:table-column-properties fo:break-before="auto" style:column-width="68.2pt"/>
    </style:style>
    <style:style style:name="co4" style:family="table-column">
      <style:table-column-properties fo:break-before="auto" style:column-width="45.35pt"/>
    </style:style>
    <style:style style:name="co5" style:family="table-column">
      <style:table-column-properties fo:break-before="auto" style:column-width="48.95pt"/>
    </style:style>
    <style:style style:name="co6" style:family="table-column">
      <style:table-column-properties fo:break-before="auto" style:column-width="59.81pt"/>
    </style:style>
    <style:style style:name="co7" style:family="table-column">
      <style:table-column-properties fo:break-before="auto" style:column-width="70.61pt"/>
    </style:style>
    <style:style style:name="co8" style:family="table-column">
      <style:table-column-properties fo:break-before="auto" style:column-width="74.21pt"/>
    </style:style>
    <style:style style:name="co9" style:family="table-column">
      <style:table-column-properties fo:break-before="auto" style:column-width="85.04pt"/>
    </style:style>
    <style:style style:name="co10" style:family="table-column">
      <style:table-column-properties fo:break-before="auto" style:column-width="120.56pt"/>
    </style:style>
    <style:style style:name="co11" style:family="table-column">
      <style:table-column-properties fo:break-before="auto" style:column-width="43.54pt"/>
    </style:style>
    <style:style style:name="co12" style:family="table-column">
      <style:table-column-properties fo:break-before="auto" style:column-width="76.59pt"/>
    </style:style>
    <style:style style:name="co13" style:family="table-column">
      <style:table-column-properties fo:break-before="auto" style:column-width="95.9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cenario-urbano_154237993503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Actual Range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Alert received mean time</text:p>
          </table:table-cell>
          <table:table-cell office:value-type="string" calcext:value-type="string">
            <text:p>Hops</text:p>
          </table:table-cell>
          <table:table-cell office:value-type="string" calcext:value-type="string">
            <text:p>Slots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91" calcext:value-type="float">
            <text:p>1791</text:p>
          </table:table-cell>
          <table:table-cell office:value-type="float" office:value="46" calcext:value-type="float">
            <text:p>46</text:p>
          </table:table-cell>
          <table:table-cell office:value-type="float" office:value="284049000" calcext:value-type="float">
            <text:p>284049000</text:p>
          </table:table-cell>
          <table:table-cell office:value-type="float" office:value="2.56522" calcext:value-type="float">
            <text:p>2.56522</text:p>
          </table:table-cell>
          <table:table-cell office:value-type="float" office:value="8.63043" calcext:value-type="float">
            <text:p>8.63043</text:p>
          </table:table-cell>
          <table:table-cell office:value-type="float" office:value="58" calcext:value-type="float">
            <text:p>58</text:p>
          </table:table-cell>
          <table:table-cell office:value-type="float" office:value="14387" calcext:value-type="float">
            <text:p>1438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34" calcext:value-type="float">
            <text:p>1834</text:p>
          </table:table-cell>
          <table:table-cell office:value-type="float" office:value="46" calcext:value-type="float">
            <text:p>46</text:p>
          </table:table-cell>
          <table:table-cell office:value-type="float" office:value="245714000" calcext:value-type="float">
            <text:p>245714000</text:p>
          </table:table-cell>
          <table:table-cell office:value-type="float" office:value="2.43478" calcext:value-type="float">
            <text:p>2.43478</text:p>
          </table:table-cell>
          <table:table-cell office:value-type="float" office:value="8.21739" calcext:value-type="float">
            <text:p>8.21739</text:p>
          </table:table-cell>
          <table:table-cell office:value-type="float" office:value="53" calcext:value-type="float">
            <text:p>53</text:p>
          </table:table-cell>
          <table:table-cell office:value-type="float" office:value="13663" calcext:value-type="float">
            <text:p>136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19" calcext:value-type="float">
            <text:p>1819</text:p>
          </table:table-cell>
          <table:table-cell office:value-type="float" office:value="46" calcext:value-type="float">
            <text:p>46</text:p>
          </table:table-cell>
          <table:table-cell office:value-type="float" office:value="271527000" calcext:value-type="float">
            <text:p>271527000</text:p>
          </table:table-cell>
          <table:table-cell office:value-type="float" office:value="2.34783" calcext:value-type="float">
            <text:p>2.34783</text:p>
          </table:table-cell>
          <table:table-cell office:value-type="float" office:value="18.8478" calcext:value-type="float">
            <text:p>18.8478</text:p>
          </table:table-cell>
          <table:table-cell office:value-type="float" office:value="47" calcext:value-type="float">
            <text:p>47</text:p>
          </table:table-cell>
          <table:table-cell office:value-type="float" office:value="11825" calcext:value-type="float">
            <text:p>118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85" calcext:value-type="float">
            <text:p>1785</text:p>
          </table:table-cell>
          <table:table-cell office:value-type="float" office:value="46" calcext:value-type="float">
            <text:p>46</text:p>
          </table:table-cell>
          <table:table-cell office:value-type="float" office:value="278388000" calcext:value-type="float">
            <text:p>278388000</text:p>
          </table:table-cell>
          <table:table-cell office:value-type="float" office:value="2.23913" calcext:value-type="float">
            <text:p>2.23913</text:p>
          </table:table-cell>
          <table:table-cell office:value-type="float" office:value="12.0217" calcext:value-type="float">
            <text:p>12.0217</text:p>
          </table:table-cell>
          <table:table-cell office:value-type="float" office:value="46" calcext:value-type="float">
            <text:p>46</text:p>
          </table:table-cell>
          <table:table-cell office:value-type="float" office:value="11942" calcext:value-type="float">
            <text:p>119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5" calcext:value-type="float">
            <text:p>1855</text:p>
          </table:table-cell>
          <table:table-cell office:value-type="float" office:value="46" calcext:value-type="float">
            <text:p>46</text:p>
          </table:table-cell>
          <table:table-cell office:value-type="float" office:value="238853000" calcext:value-type="float">
            <text:p>238853000</text:p>
          </table:table-cell>
          <table:table-cell office:value-type="float" office:value="2.04348" calcext:value-type="float">
            <text:p>2.04348</text:p>
          </table:table-cell>
          <table:table-cell office:value-type="float" office:value="5.47826" calcext:value-type="float">
            <text:p>5.47826</text:p>
          </table:table-cell>
          <table:table-cell office:value-type="float" office:value="54" calcext:value-type="float">
            <text:p>54</text:p>
          </table:table-cell>
          <table:table-cell office:value-type="float" office:value="14147" calcext:value-type="float">
            <text:p>141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92" calcext:value-type="float">
            <text:p>1792</text:p>
          </table:table-cell>
          <table:table-cell office:value-type="float" office:value="46" calcext:value-type="float">
            <text:p>46</text:p>
          </table:table-cell>
          <table:table-cell office:value-type="float" office:value="311257000" calcext:value-type="float">
            <text:p>311257000</text:p>
          </table:table-cell>
          <table:table-cell office:value-type="float" office:value="2.34783" calcext:value-type="float">
            <text:p>2.34783</text:p>
          </table:table-cell>
          <table:table-cell office:value-type="float" office:value="9.63043" calcext:value-type="float">
            <text:p>9.63043</text:p>
          </table:table-cell>
          <table:table-cell office:value-type="float" office:value="49" calcext:value-type="float">
            <text:p>49</text:p>
          </table:table-cell>
          <table:table-cell office:value-type="float" office:value="13073" calcext:value-type="float">
            <text:p>130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77" calcext:value-type="float">
            <text:p>1777</text:p>
          </table:table-cell>
          <table:table-cell office:value-type="float" office:value="46" calcext:value-type="float">
            <text:p>46</text:p>
          </table:table-cell>
          <table:table-cell office:value-type="float" office:value="304044000" calcext:value-type="float">
            <text:p>304044000</text:p>
          </table:table-cell>
          <table:table-cell office:value-type="float" office:value="2.02174" calcext:value-type="float">
            <text:p>2.02174</text:p>
          </table:table-cell>
          <table:table-cell office:value-type="float" office:value="17.1739" calcext:value-type="float">
            <text:p>17.1739</text:p>
          </table:table-cell>
          <table:table-cell office:value-type="float" office:value="47" calcext:value-type="float">
            <text:p>47</text:p>
          </table:table-cell>
          <table:table-cell office:value-type="float" office:value="12276" calcext:value-type="float">
            <text:p>122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4" calcext:value-type="float">
            <text:p>1874</text:p>
          </table:table-cell>
          <table:table-cell office:value-type="float" office:value="46" calcext:value-type="float">
            <text:p>46</text:p>
          </table:table-cell>
          <table:table-cell office:value-type="float" office:value="240888000" calcext:value-type="float">
            <text:p>240888000</text:p>
          </table:table-cell>
          <table:table-cell office:value-type="float" office:value="2.08696" calcext:value-type="float">
            <text:p>2.08696</text:p>
          </table:table-cell>
          <table:table-cell office:value-type="float" office:value="5.82609" calcext:value-type="float">
            <text:p>5.82609</text:p>
          </table:table-cell>
          <table:table-cell office:value-type="float" office:value="53" calcext:value-type="float">
            <text:p>53</text:p>
          </table:table-cell>
          <table:table-cell office:value-type="float" office:value="14421" calcext:value-type="float">
            <text:p>144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85" calcext:value-type="float">
            <text:p>1785</text:p>
          </table:table-cell>
          <table:table-cell office:value-type="float" office:value="46" calcext:value-type="float">
            <text:p>46</text:p>
          </table:table-cell>
          <table:table-cell office:value-type="float" office:value="238866000" calcext:value-type="float">
            <text:p>238866000</text:p>
          </table:table-cell>
          <table:table-cell office:value-type="float" office:value="2.02174" calcext:value-type="float">
            <text:p>2.02174</text:p>
          </table:table-cell>
          <table:table-cell office:value-type="float" office:value="4.63043" calcext:value-type="float">
            <text:p>4.63043</text:p>
          </table:table-cell>
          <table:table-cell office:value-type="float" office:value="49" calcext:value-type="float">
            <text:p>49</text:p>
          </table:table-cell>
          <table:table-cell office:value-type="float" office:value="12783" calcext:value-type="float">
            <text:p>127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98" calcext:value-type="float">
            <text:p>1798</text:p>
          </table:table-cell>
          <table:table-cell office:value-type="float" office:value="46" calcext:value-type="float">
            <text:p>46</text:p>
          </table:table-cell>
          <table:table-cell office:value-type="float" office:value="274983000" calcext:value-type="float">
            <text:p>274983000</text:p>
          </table:table-cell>
          <table:table-cell office:value-type="float" office:value="2.13043" calcext:value-type="float">
            <text:p>2.13043</text:p>
          </table:table-cell>
          <table:table-cell office:value-type="float" office:value="6.56522" calcext:value-type="float">
            <text:p>6.56522</text:p>
          </table:table-cell>
          <table:table-cell office:value-type="float" office:value="51" calcext:value-type="float">
            <text:p>51</text:p>
          </table:table-cell>
          <table:table-cell office:value-type="float" office:value="13561" calcext:value-type="float">
            <text:p>135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81" calcext:value-type="float">
            <text:p>1781</text:p>
          </table:table-cell>
          <table:table-cell office:value-type="float" office:value="46" calcext:value-type="float">
            <text:p>46</text:p>
          </table:table-cell>
          <table:table-cell office:value-type="float" office:value="272531000" calcext:value-type="float">
            <text:p>272531000</text:p>
          </table:table-cell>
          <table:table-cell office:value-type="float" office:value="2.17391" calcext:value-type="float">
            <text:p>2.17391</text:p>
          </table:table-cell>
          <table:table-cell office:value-type="float" office:value="7.26087" calcext:value-type="float">
            <text:p>7.26087</text:p>
          </table:table-cell>
          <table:table-cell office:value-type="float" office:value="49" calcext:value-type="float">
            <text:p>49</text:p>
          </table:table-cell>
          <table:table-cell office:value-type="float" office:value="12782" calcext:value-type="float">
            <text:p>127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70" calcext:value-type="float">
            <text:p>1770</text:p>
          </table:table-cell>
          <table:table-cell office:value-type="float" office:value="46" calcext:value-type="float">
            <text:p>46</text:p>
          </table:table-cell>
          <table:table-cell office:value-type="float" office:value="273405000" calcext:value-type="float">
            <text:p>273405000</text:p>
          </table:table-cell>
          <table:table-cell office:value-type="float" office:value="2" calcext:value-type="float">
            <text:p>2</text:p>
          </table:table-cell>
          <table:table-cell office:value-type="float" office:value="11.1087" calcext:value-type="float">
            <text:p>11.1087</text:p>
          </table:table-cell>
          <table:table-cell office:value-type="float" office:value="49" calcext:value-type="float">
            <text:p>49</text:p>
          </table:table-cell>
          <table:table-cell office:value-type="float" office:value="12945" calcext:value-type="float">
            <text:p>129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0" calcext:value-type="float">
            <text:p>1850</text:p>
          </table:table-cell>
          <table:table-cell office:value-type="float" office:value="46" calcext:value-type="float">
            <text:p>46</text:p>
          </table:table-cell>
          <table:table-cell office:value-type="float" office:value="417484000" calcext:value-type="float">
            <text:p>417484000</text:p>
          </table:table-cell>
          <table:table-cell office:value-type="float" office:value="2.54348" calcext:value-type="float">
            <text:p>2.54348</text:p>
          </table:table-cell>
          <table:table-cell office:value-type="float" office:value="16.6739" calcext:value-type="float">
            <text:p>16.6739</text:p>
          </table:table-cell>
          <table:table-cell office:value-type="float" office:value="50" calcext:value-type="float">
            <text:p>50</text:p>
          </table:table-cell>
          <table:table-cell office:value-type="float" office:value="13297" calcext:value-type="float">
            <text:p>132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 style:data-style-name="N2" text:time-value="09:16:55.9829083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9T09:20:35.741956783</dc:date>
    <meta:editing-duration>PT6M14S</meta:editing-duration>
    <meta:editing-cycles>2</meta:editing-cycles>
    <meta:generator>LibreOffice/6.0.6.2$Linux_X86_64 LibreOffice_project/00m0$Build-2</meta:generator>
    <meta:document-statistic meta:table-count="1" meta:cell-count="196" meta:object-count="0"/>
  </office:meta>
</office:document-meta>
</file>